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64.4pt"/>
    </style:style>
    <style:style style:name="co7" style:family="table-column">
      <style:table-column-properties fo:break-before="auto" style:column-width="71.29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8" style:family="table-cell" style:parent-style-name="Default" style:data-style-name="N122"/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1"/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30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/>
    <style:style style:name="ce38" style:family="table-cell" style:parent-style-name="Default" style:data-style-name="N10"/>
    <style:style style:name="ce39" style:family="table-cell" style:parent-style-name="Default" style:data-style-name="N104"/>
    <style:style style:name="ce40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Square Footage - Existing</text:p>
          </table:table-cell>
          <table:table-cell/>
          <table:table-cell table:style-name="ce15" office:value-type="float" office:value="3500" calcext:value-type="float">
            <text:p>3,500 SF</text:p>
          </table:table-cell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Dollar per Square Footage</text:p>
          </table:table-cell>
          <table:table-cell/>
          <table:table-cell table:style-name="ce16" office:value-type="float" office:value="120" calcext:value-type="float">
            <text:p>120 $/SF</text:p>
          </table:table-cell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Estimated Construction Costs</text:p>
          </table:table-cell>
          <table:table-cell/>
          <table:table-cell table:style-name="ce17" table:formula="of:=['Fee Breakdown'.C1]*['Fee Breakdown'.C2]" office:value-type="float" office:value="420000" calcext:value-type="float">
            <text:p>$420,000.00</text:p>
          </table:table-cell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Architecture Fees - Percentage of Construction</text:p>
          </table:table-cell>
          <table:table-cell/>
          <table:table-cell table:style-name="ce18" office:value-type="percentage" office:value="0.075" calcext:value-type="percentage">
            <text:p>7.5%</text:p>
          </table:table-cell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Architecture/Engineering Fees</text:p>
          </table:table-cell>
          <table:table-cell/>
          <table:table-cell table:style-name="ce19" table:formula="of:=['Fee Breakdown'.C4]*['Fee Breakdown'.C3]" office:value-type="float" office:value="31500" calcext:value-type="float">
            <text:p>$31,500.00</text:p>
          </table:table-cell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0"/>
          <table:table-cell table:style-name="ce26"/>
          <table:table-cell table:style-name="ce20"/>
          <table:table-cell table:style-name="ce9"/>
          <table:table-cell table:style-name="ce20"/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9" office:value-type="string" calcext:value-type="string" table:number-columns-spanned="2" table:number-rows-spanned="1">
            <text:p>Approach <text:s/>(A)</text:p>
          </table:table-cell>
          <table:covered-table-cell table:style-name="ce20"/>
          <table:table-cell table:style-name="ce26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number-columns-repeated="1016"/>
        </table:table-row>
        <table:table-row table:style-name="ro1">
          <table:table-cell table:style-name="ce3" office:value-type="string" calcext:value-type="string">
            <text:p>%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% Const. Costs</text:p>
          </table:table-cell>
          <table:table-cell table:style-name="ce21" office:value-type="string" calcext:value-type="string">
            <text:p>Not-To-Exceed</text:p>
          </table:table-cell>
          <table:table-cell table:style-name="ce10"/>
          <table:table-cell table:style-name="ce21"/>
          <table:table-cell table:style-name="ce10"/>
          <table:table-cell table:style-name="ce21"/>
          <table:table-cell table:style-name="ce31"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26"/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4" office:value-type="percentage" office:value="0.05" calcext:value-type="percentage">
            <text:p>5.0%</text:p>
          </table:table-cell>
          <table:table-cell table:style-name="ce11" office:value-type="string" calcext:value-type="string">
            <text:p>Phase 1: </text:p>
            <text:p>Programming</text:p>
          </table:table-cell>
          <table:table-cell table:style-name="ce4" table:formula="of:=[.A10]*[.C$4]" office:value-type="percentage" office:value="0.00375" calcext:value-type="percentage">
            <text:p>0.4%</text:p>
          </table:table-cell>
          <table:table-cell table:style-name="ce22" table:formula="of:=[.C$5]*[.A10]" office:value-type="currency" office:currency="USD" office:value="1575" calcext:value-type="currency">
            <text:p>$1,575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2">
          <table:table-cell table:style-name="ce4" office:value-type="percentage" office:value="0.1" calcext:value-type="percentage">
            <text:p>10.0%</text:p>
          </table:table-cell>
          <table:table-cell table:style-name="ce11" office:value-type="string" calcext:value-type="string">
            <text:p>Phase 2: </text:p>
            <text:p>Schematic Design</text:p>
          </table:table-cell>
          <table:table-cell table:style-name="ce4" table:formula="of:=[.A11]*[.C$4]" office:value-type="percentage" office:value="0.0075" calcext:value-type="percentage">
            <text:p>0.8%</text:p>
          </table:table-cell>
          <table:table-cell table:style-name="ce22" table:formula="of:=[.C$5]*[.A11]" office:value-type="currency" office:currency="USD" office:value="3150" calcext:value-type="currency">
            <text:p>$3,150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2">
          <table:table-cell table:style-name="ce4" office:value-type="percentage" office:value="0.25" calcext:value-type="percentage">
            <text:p>25.0%</text:p>
          </table:table-cell>
          <table:table-cell table:style-name="ce11" office:value-type="string" calcext:value-type="string">
            <text:p>Phase 3: </text:p>
            <text:p>Design Development</text:p>
          </table:table-cell>
          <table:table-cell table:style-name="ce4" table:formula="of:=[.A12]*[.C$4]" office:value-type="percentage" office:value="0.01875" calcext:value-type="percentage">
            <text:p>1.9%</text:p>
          </table:table-cell>
          <table:table-cell table:style-name="ce22" table:formula="of:=[.C$5]*[.A12]" office:value-type="currency" office:currency="USD" office:value="7875" calcext:value-type="currency">
            <text:p>$7,875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2">
          <table:table-cell table:style-name="ce4" office:value-type="percentage" office:value="0.35" calcext:value-type="percentage">
            <text:p>35.0%</text:p>
          </table:table-cell>
          <table:table-cell table:style-name="ce11" office:value-type="string" calcext:value-type="string">
            <text:p>Phase 4: </text:p>
            <text:p>Construction Documents</text:p>
          </table:table-cell>
          <table:table-cell table:style-name="ce4" table:formula="of:=[.A13]*[.C$4]" office:value-type="percentage" office:value="0.02625" calcext:value-type="percentage">
            <text:p>2.6%</text:p>
          </table:table-cell>
          <table:table-cell table:style-name="ce22" table:formula="of:=[.C$5]*[.A13]" office:value-type="currency" office:currency="USD" office:value="11025" calcext:value-type="currency">
            <text:p>$11,025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2">
          <table:table-cell table:style-name="ce4" office:value-type="percentage" office:value="0.05" calcext:value-type="percentage">
            <text:p>5.0%</text:p>
          </table:table-cell>
          <table:table-cell table:style-name="ce11" office:value-type="string" calcext:value-type="string">
            <text:p>Phase 5: </text:p>
            <text:p>Bidding &amp; Contract Negotiation</text:p>
          </table:table-cell>
          <table:table-cell table:style-name="ce4" table:formula="of:=[.A14]*[.C$4]" office:value-type="percentage" office:value="0.00375" calcext:value-type="percentage">
            <text:p>0.4%</text:p>
          </table:table-cell>
          <table:table-cell table:style-name="ce22" table:formula="of:=[.C$5]*[.A14]" office:value-type="currency" office:currency="USD" office:value="1575" calcext:value-type="currency">
            <text:p>$1,575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2">
          <table:table-cell table:style-name="ce4" office:value-type="percentage" office:value="0.2" calcext:value-type="percentage">
            <text:p>20.0%</text:p>
          </table:table-cell>
          <table:table-cell table:style-name="ce11" office:value-type="string" calcext:value-type="string">
            <text:p>Phase 6: </text:p>
            <text:p>Construction Administration</text:p>
          </table:table-cell>
          <table:table-cell table:style-name="ce4" table:formula="of:=[.A15]*[.C$4]" office:value-type="percentage" office:value="0.015" calcext:value-type="percentage">
            <text:p>1.5%</text:p>
          </table:table-cell>
          <table:table-cell table:style-name="ce22" table:formula="of:=[.C$5]*[.A15]" office:value-type="currency" office:currency="USD" office:value="6300" calcext:value-type="currency">
            <text:p>$6,300</text:p>
          </table:table-cell>
          <table:table-cell table:style-name="ce27"/>
          <table:table-cell table:style-name="ce22"/>
          <table:table-cell table:style-name="ce4"/>
          <table:table-cell table:style-name="ce22"/>
          <table:table-cell table:number-columns-repeated="1016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23"/>
          <table:table-cell table:style-name="ce28"/>
          <table:table-cell table:style-name="ce23"/>
          <table:table-cell table:style-name="ce5"/>
          <table:table-cell table:style-name="ce30"/>
          <table:table-cell table:number-columns-repeated="1016"/>
        </table:table-row>
        <table:table-row table:style-name="ro1">
          <table:table-cell table:style-name="ce6" office:value-type="percentage" office:value="1" calcext:value-type="percentage">
            <text:p>100.0%</text:p>
          </table:table-cell>
          <table:table-cell table:style-name="ce13" office:value-type="string" calcext:value-type="string">
            <text:p>All Phases</text:p>
          </table:table-cell>
          <table:table-cell table:style-name="ce6" table:formula="of:=SUM([.C10:.C15])" office:value-type="percentage" office:value="0.075" calcext:value-type="percentage">
            <text:p>7.5%</text:p>
          </table:table-cell>
          <table:table-cell table:style-name="ce24" table:formula="of:=SUM([.D10:.D15])" office:value-type="currency" office:currency="USD" office:value="31500" calcext:value-type="currency">
            <text:p>$31,500</text:p>
          </table:table-cell>
          <table:table-cell table:style-name="ce3"/>
          <table:table-cell table:style-name="ce24"/>
          <table:table-cell table:style-name="ce6"/>
          <table:table-cell table:style-name="ce24"/>
          <table:table-cell table:number-columns-repeated="1016"/>
        </table:table-row>
        <table:table-row table:style-name="ro1">
          <table:table-cell table:style-name="ce7" table:number-columns-spanned="7" table:number-rows-spanned="1"/>
          <table:covered-table-cell table:number-columns-repeated="4" table:style-name="ce14"/>
          <table:covered-table-cell table:style-name="ce29"/>
          <table:covered-table-cell table:style-name="ce14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style-name="ce1"/>
          <table:table-cell table:style-name="ce18"/>
          <table:table-cell table:number-columns-repeated="8"/>
        </table:table-row>
        <table:table-row table:style-name="ro1">
          <table:table-cell table:style-name="ce1"/>
          <table:table-cell table:style-name="ce33"/>
          <table:table-cell table:style-name="ce1" table:number-columns-repeated="3"/>
          <table:table-cell table:style-name="ce42" table:number-columns-repeated="4"/>
          <table:table-cell table:style-name="ce45"/>
        </table:table-row>
        <table:table-row table:style-name="ro1">
          <table:table-cell table:style-name="ce1" office:value-type="string" calcext:value-type="string">
            <text:p>Average ($/Hr) Billing Rate</text:p>
          </table:table-cell>
          <table:table-cell table:style-name="ce33" office:value-type="float" office:value="75" calcext:value-type="float">
            <text:p>$75.00</text:p>
          </table:table-cell>
          <table:table-cell table:style-name="ce1" table:number-columns-repeated="3"/>
          <table:table-cell table:style-name="ce42" table:number-columns-repeated="4"/>
          <table:table-cell table:style-name="ce45"/>
        </table:table-row>
        <table:table-row table:style-name="ro1">
          <table:table-cell table:style-name="ce32"/>
          <table:table-cell table:style-name="ce34"/>
          <table:table-cell table:style-name="ce32" office:value-type="string" calcext:value-type="string">
            <text:p>Each Phase</text:p>
          </table:table-cell>
          <table:table-cell table:style-name="ce32" office:value-type="string" calcext:value-type="string">
            <text:p>Cumulative</text:p>
          </table:table-cell>
          <table:table-cell table:style-name="ce40" office:value-type="string" calcext:value-type="string">
            <text:p>Hours dedicated to each phase</text:p>
          </table:table-cell>
          <table:table-cell table:style-name="ce40" office:value-type="string" calcext:value-type="string">
            <text:p>weeks - 1/2 person</text:p>
          </table:table-cell>
          <table:table-cell table:style-name="ce40" office:value-type="string" calcext:value-type="string">
            <text:p>weeks - 3/4 person</text:p>
          </table:table-cell>
          <table:table-cell table:style-name="ce40" office:value-type="string" calcext:value-type="string">
            <text:p>weeks - 1 person</text:p>
          </table:table-cell>
          <table:table-cell table:style-name="ce40" office:value-type="string" calcext:value-type="string">
            <text:p>weeks - 1.5 person</text:p>
          </table:table-cell>
          <table:table-cell table:style-name="ce40" office:value-type="string" calcext:value-type="string">
            <text:p>weeks - 2 people</text:p>
          </table:table-cell>
        </table:table-row>
        <table:table-row table:style-name="ro1">
          <table:table-cell table:style-name="ce1" office:value-type="string" calcext:value-type="string">
            <text:p>Phase 1 - Programming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19" table:formula="of:=['Hour Breakdown'.B10]*['Hour Breakdown'.D$26]" office:value-type="float" office:value="1050" calcext:value-type="float">
            <text:p>$1,050.00</text:p>
          </table:table-cell>
          <table:table-cell table:style-name="ce19" table:formula="of:=['Hour Breakdown'.C10]" office:value-type="float" office:value="1050" calcext:value-type="float">
            <text:p>$1,050.00</text:p>
          </table:table-cell>
          <table:table-cell table:style-name="ce41" table:formula="of:=['Hour Breakdown'.C10]/['Hour Breakdown'.B$8]" office:value-type="float" office:value="14" calcext:value-type="float">
            <text:p>14 hrs</text:p>
          </table:table-cell>
          <table:table-cell table:style-name="ce43" table:formula="of:=['Hour Breakdown'.E10]/20" office:value-type="float" office:value="0.7" calcext:value-type="float">
            <text:p>0.7 wks</text:p>
          </table:table-cell>
          <table:table-cell table:style-name="ce43" table:formula="of:=['Hour Breakdown'.E10]/30" office:value-type="float" office:value="0.466666666666667" calcext:value-type="float">
            <text:p>0.5 wks</text:p>
          </table:table-cell>
          <table:table-cell table:style-name="ce43" table:formula="of:=['Hour Breakdown'.E10]/40" office:value-type="float" office:value="0.35" calcext:value-type="float">
            <text:p>0.4 wks</text:p>
          </table:table-cell>
          <table:table-cell table:style-name="ce43" table:formula="of:=['Hour Breakdown'.H10]/1.5" office:value-type="float" office:value="0.233333333333333" calcext:value-type="float">
            <text:p>0.2 wks</text:p>
          </table:table-cell>
          <table:table-cell table:style-name="ce43" table:formula="of:=['Hour Breakdown'.H10]/2" office:value-type="float" office:value="0.175" calcext:value-type="float">
            <text:p>0.2 wks</text:p>
          </table:table-cell>
        </table:table-row>
        <table:table-row table:style-name="ro1">
          <table:table-cell table:style-name="ce1" office:value-type="string" calcext:value-type="string">
            <text:p>Phase 2 - Schematic</text:p>
          </table:table-cell>
          <table:table-cell table:style-name="ce35" office:value-type="percentage" office:value="0.1" calcext:value-type="percentage">
            <text:p>10.00%</text:p>
          </table:table-cell>
          <table:table-cell table:style-name="ce19" table:formula="of:=['Hour Breakdown'.B11]*['Hour Breakdown'.D$26]" office:value-type="float" office:value="2100" calcext:value-type="float">
            <text:p>$2,100.00</text:p>
          </table:table-cell>
          <table:table-cell table:style-name="ce19" table:formula="of:=['Hour Breakdown'.D10]+['Hour Breakdown'.C11]" office:value-type="float" office:value="3150" calcext:value-type="float">
            <text:p>$3,150.00</text:p>
          </table:table-cell>
          <table:table-cell table:style-name="ce41" table:formula="of:=['Hour Breakdown'.C11]/['Hour Breakdown'.B$8]" office:value-type="float" office:value="28" calcext:value-type="float">
            <text:p>28 hrs</text:p>
          </table:table-cell>
          <table:table-cell table:style-name="ce43" table:formula="of:=['Hour Breakdown'.E11]/20" office:value-type="float" office:value="1.4" calcext:value-type="float">
            <text:p>1.4 wks</text:p>
          </table:table-cell>
          <table:table-cell table:style-name="ce43" table:formula="of:=['Hour Breakdown'.E11]/30" office:value-type="float" office:value="0.933333333333334" calcext:value-type="float">
            <text:p>0.9 wks</text:p>
          </table:table-cell>
          <table:table-cell table:style-name="ce43" table:formula="of:=['Hour Breakdown'.E11]/40" office:value-type="float" office:value="0.7" calcext:value-type="float">
            <text:p>0.7 wks</text:p>
          </table:table-cell>
          <table:table-cell table:style-name="ce43" table:formula="of:=['Hour Breakdown'.H11]/1.5" office:value-type="float" office:value="0.466666666666667" calcext:value-type="float">
            <text:p>0.5 wks</text:p>
          </table:table-cell>
          <table:table-cell table:style-name="ce43" table:formula="of:=['Hour Breakdown'.H11]/2" office:value-type="float" office:value="0.35" calcext:value-type="float">
            <text:p>0.4 wks</text:p>
          </table:table-cell>
        </table:table-row>
        <table:table-row table:style-name="ro1">
          <table:table-cell table:style-name="ce1" office:value-type="string" calcext:value-type="string">
            <text:p>Phase 3 - Design Development</text:p>
          </table:table-cell>
          <table:table-cell table:style-name="ce35" office:value-type="percentage" office:value="0.25" calcext:value-type="percentage">
            <text:p>25.00%</text:p>
          </table:table-cell>
          <table:table-cell table:style-name="ce19" table:formula="of:=['Hour Breakdown'.B12]*['Hour Breakdown'.D$26]" office:value-type="float" office:value="5250" calcext:value-type="float">
            <text:p>$5,250.00</text:p>
          </table:table-cell>
          <table:table-cell table:style-name="ce19" table:formula="of:=['Hour Breakdown'.D11]+['Hour Breakdown'.C12]" office:value-type="float" office:value="8400" calcext:value-type="float">
            <text:p>$8,400.00</text:p>
          </table:table-cell>
          <table:table-cell table:style-name="ce41" table:formula="of:=['Hour Breakdown'.C12]/['Hour Breakdown'.B$8]" office:value-type="float" office:value="70" calcext:value-type="float">
            <text:p>70 hrs</text:p>
          </table:table-cell>
          <table:table-cell table:style-name="ce43" table:formula="of:=['Hour Breakdown'.E12]/20" office:value-type="float" office:value="3.5" calcext:value-type="float">
            <text:p>3.5 wks</text:p>
          </table:table-cell>
          <table:table-cell table:style-name="ce43" table:formula="of:=['Hour Breakdown'.E12]/30" office:value-type="float" office:value="2.33333333333333" calcext:value-type="float">
            <text:p>2.3 wks</text:p>
          </table:table-cell>
          <table:table-cell table:style-name="ce43" table:formula="of:=['Hour Breakdown'.E12]/40" office:value-type="float" office:value="1.75" calcext:value-type="float">
            <text:p>1.8 wks</text:p>
          </table:table-cell>
          <table:table-cell table:style-name="ce43" table:formula="of:=['Hour Breakdown'.H12]/1.5" office:value-type="float" office:value="1.16666666666667" calcext:value-type="float">
            <text:p>1.2 wks</text:p>
          </table:table-cell>
          <table:table-cell table:style-name="ce43" table:formula="of:=['Hour Breakdown'.H12]/2" office:value-type="float" office:value="0.875" calcext:value-type="float">
            <text:p>0.9 wks</text:p>
          </table:table-cell>
        </table:table-row>
        <table:table-row table:style-name="ro1">
          <table:table-cell table:style-name="ce1" office:value-type="string" calcext:value-type="string">
            <text:p>Phase 4 - Construction Documents</text:p>
          </table:table-cell>
          <table:table-cell table:style-name="ce35" office:value-type="percentage" office:value="0.35" calcext:value-type="percentage">
            <text:p>35.00%</text:p>
          </table:table-cell>
          <table:table-cell table:style-name="ce19" table:formula="of:=['Hour Breakdown'.B13]*['Hour Breakdown'.D$26]" office:value-type="float" office:value="7350" calcext:value-type="float">
            <text:p>$7,350.00</text:p>
          </table:table-cell>
          <table:table-cell table:style-name="ce19" table:formula="of:=['Hour Breakdown'.D12]+['Hour Breakdown'.C13]" office:value-type="float" office:value="15750" calcext:value-type="float">
            <text:p>$15,750.00</text:p>
          </table:table-cell>
          <table:table-cell table:style-name="ce41" table:formula="of:=['Hour Breakdown'.C13]/['Hour Breakdown'.B$8]" office:value-type="float" office:value="98" calcext:value-type="float">
            <text:p>98 hrs</text:p>
          </table:table-cell>
          <table:table-cell table:style-name="ce43" table:formula="of:=['Hour Breakdown'.E13]/20" office:value-type="float" office:value="4.9" calcext:value-type="float">
            <text:p>4.9 wks</text:p>
          </table:table-cell>
          <table:table-cell table:style-name="ce43" table:formula="of:=['Hour Breakdown'.E13]/30" office:value-type="float" office:value="3.26666666666667" calcext:value-type="float">
            <text:p>3.3 wks</text:p>
          </table:table-cell>
          <table:table-cell table:style-name="ce43" table:formula="of:=['Hour Breakdown'.E13]/40" office:value-type="float" office:value="2.45" calcext:value-type="float">
            <text:p>2.5 wks</text:p>
          </table:table-cell>
          <table:table-cell table:style-name="ce43" table:formula="of:=['Hour Breakdown'.H13]/1.5" office:value-type="float" office:value="1.63333333333333" calcext:value-type="float">
            <text:p>1.6 wks</text:p>
          </table:table-cell>
          <table:table-cell table:style-name="ce43" table:formula="of:=['Hour Breakdown'.H13]/2" office:value-type="float" office:value="1.225" calcext:value-type="float">
            <text:p>1.2 wks</text:p>
          </table:table-cell>
        </table:table-row>
        <table:table-row table:style-name="ro1">
          <table:table-cell table:style-name="ce1" office:value-type="string" calcext:value-type="string">
            <text:p>Phase 5 - Bidding and Construction Contract Negotiation 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19" table:formula="of:=['Hour Breakdown'.B14]*['Hour Breakdown'.D$26]" office:value-type="float" office:value="1050" calcext:value-type="float">
            <text:p>$1,050.00</text:p>
          </table:table-cell>
          <table:table-cell table:style-name="ce19" table:formula="of:=['Hour Breakdown'.D13]+['Hour Breakdown'.C14]" office:value-type="float" office:value="16800" calcext:value-type="float">
            <text:p>$16,800.00</text:p>
          </table:table-cell>
          <table:table-cell table:style-name="ce41" table:formula="of:=['Hour Breakdown'.C14]/['Hour Breakdown'.B$8]" office:value-type="float" office:value="14" calcext:value-type="float">
            <text:p>14 hrs</text:p>
          </table:table-cell>
          <table:table-cell table:style-name="ce43" table:formula="of:=['Hour Breakdown'.E14]/20" office:value-type="float" office:value="0.7" calcext:value-type="float">
            <text:p>0.7 wks</text:p>
          </table:table-cell>
          <table:table-cell table:style-name="ce43" table:formula="of:=['Hour Breakdown'.E14]/30" office:value-type="float" office:value="0.466666666666667" calcext:value-type="float">
            <text:p>0.5 wks</text:p>
          </table:table-cell>
          <table:table-cell table:style-name="ce43" table:formula="of:=['Hour Breakdown'.E14]/40" office:value-type="float" office:value="0.35" calcext:value-type="float">
            <text:p>0.4 wks</text:p>
          </table:table-cell>
          <table:table-cell table:style-name="ce43" table:formula="of:=['Hour Breakdown'.H14]/1.5" office:value-type="float" office:value="0.233333333333333" calcext:value-type="float">
            <text:p>0.2 wks</text:p>
          </table:table-cell>
          <table:table-cell table:style-name="ce43" table:formula="of:=['Hour Breakdown'.H14]/2" office:value-type="float" office:value="0.175" calcext:value-type="float">
            <text:p>0.2 wks</text:p>
          </table:table-cell>
        </table:table-row>
        <table:table-row table:style-name="ro1">
          <table:table-cell table:style-name="ce1" office:value-type="string" calcext:value-type="string">
            <text:p>Phase 6 - Construction Administration</text:p>
          </table:table-cell>
          <table:table-cell table:style-name="ce35" office:value-type="percentage" office:value="0.2" calcext:value-type="percentage">
            <text:p>20.00%</text:p>
          </table:table-cell>
          <table:table-cell table:style-name="ce19" table:formula="of:=['Hour Breakdown'.B15]*['Hour Breakdown'.D$26]" office:value-type="float" office:value="4200" calcext:value-type="float">
            <text:p>$4,200.00</text:p>
          </table:table-cell>
          <table:table-cell table:style-name="ce19" table:formula="of:=['Hour Breakdown'.D14]+['Hour Breakdown'.C15]" office:value-type="float" office:value="21000" calcext:value-type="float">
            <text:p>$21,000.00</text:p>
          </table:table-cell>
          <table:table-cell table:style-name="ce41" table:formula="of:=['Hour Breakdown'.C15]/['Hour Breakdown'.B$8]" office:value-type="float" office:value="56" calcext:value-type="float">
            <text:p>56 hrs</text:p>
          </table:table-cell>
          <table:table-cell table:style-name="ce44" table:formula="of:=['Hour Breakdown'.E15]/20" office:value-type="float" office:value="2.8" calcext:value-type="float">
            <text:p>2.8 wks</text:p>
          </table:table-cell>
          <table:table-cell table:style-name="ce44" table:formula="of:=['Hour Breakdown'.E15]/30" office:value-type="float" office:value="1.86666666666667" calcext:value-type="float">
            <text:p>1.9 wks</text:p>
          </table:table-cell>
          <table:table-cell table:style-name="ce44" table:formula="of:=['Hour Breakdown'.E15]/40" office:value-type="float" office:value="1.4" calcext:value-type="float">
            <text:p>1.4 wks</text:p>
          </table:table-cell>
          <table:table-cell table:style-name="ce44" table:formula="of:=['Hour Breakdown'.H15]/1.5" office:value-type="float" office:value="0.933333333333334" calcext:value-type="float">
            <text:p>0.9 wks</text:p>
          </table:table-cell>
          <table:table-cell table:style-name="ce44" table:formula="of:=['Hour Breakdown'.H15]/2" office:value-type="float" office:value="0.7" calcext:value-type="float">
            <text:p>0.7 wks</text:p>
          </table:table-cell>
        </table:table-row>
        <table:table-row table:style-name="ro1">
          <table:table-cell table:style-name="ce1"/>
          <table:table-cell table:style-name="ce36" table:formula="of:=SUM(['Hour Breakdown'.B10:.B15])" office:value-type="percentage" office:value="1" calcext:value-type="percentage">
            <text:p>100.00%</text:p>
          </table:table-cell>
          <table:table-cell table:style-name="ce19" table:formula="of:=SUM(['Hour Breakdown'.C10:.C15])" office:value-type="float" office:value="21000" calcext:value-type="float">
            <text:p>$21,000.00</text:p>
          </table:table-cell>
          <table:table-cell table:style-name="ce19" table:formula="of:=['Hour Breakdown'.C16]" office:value-type="float" office:value="21000" calcext:value-type="float">
            <text:p>$21,000.00</text:p>
          </table:table-cell>
          <table:table-cell table:style-name="ce41" table:formula="of:=['Hour Breakdown'.C16]/['Hour Breakdown'.B$8]" office:value-type="float" office:value="280" calcext:value-type="float">
            <text:p>280 hrs</text:p>
          </table:table-cell>
          <table:table-cell table:style-name="ce43" table:formula="of:=SUM(['Hour Breakdown'.F10:.F15])" office:value-type="float" office:value="14" calcext:value-type="float">
            <text:p>14.0 wks</text:p>
          </table:table-cell>
          <table:table-cell table:style-name="ce43" table:formula="of:=SUM(['Hour Breakdown'.G10:.G15])" office:value-type="float" office:value="9.33333333333334" calcext:value-type="float">
            <text:p>9.3 wks</text:p>
          </table:table-cell>
          <table:table-cell table:style-name="ce43" table:formula="of:=SUM(['Hour Breakdown'.H10:.H15])" office:value-type="float" office:value="7" calcext:value-type="float">
            <text:p>7.0 wks</text:p>
          </table:table-cell>
          <table:table-cell table:style-name="ce43" table:formula="of:=SUM(['Hour Breakdown'.I10:.I15])" office:value-type="float" office:value="4.66666666666667" calcext:value-type="float">
            <text:p>4.7 wks</text:p>
          </table:table-cell>
          <table:table-cell table:style-name="ce43" table:formula="of:=SUM(['Hour Breakdown'.J10:.J15])" office:value-type="float" office:value="3.5" calcext:value-type="float">
            <text:p>3.5 wks</text:p>
          </table:table-cell>
        </table:table-row>
        <table:table-row table:style-name="ro1" table:number-rows-repeated="2">
          <table:table-cell table:style-name="ce1"/>
          <table:table-cell table:style-name="ce36"/>
          <table:table-cell table:number-columns-repeated="8"/>
        </table:table-row>
        <table:table-row table:style-name="ro1">
          <table:table-cell/>
          <table:table-cell table:style-name="ce37"/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Architecture</text:p>
          </table:table-cell>
          <table:table-cell table:style-name="ce8" office:value-type="percentage" office:value="0.05" calcext:value-type="percentage">
            <text:p>5.0%</text:p>
          </table:table-cell>
          <table:table-cell table:style-name="ce38" table:formula="of:=['Hour Breakdown'.B26]/['Fee Breakdown'.C4]" office:value-type="percentage" office:value="0.666666666666667" calcext:value-type="percentage">
            <text:p>67%</text:p>
          </table:table-cell>
          <table:table-cell table:style-name="ce39" table:formula="of:=['Hour Breakdown'.C26]*['Fee Breakdown'.C$5]" office:value-type="currency" office:currency="USD" office:value="21000" calcext:value-type="currency">
            <text:p>$21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ural</text:p>
          </table:table-cell>
          <table:table-cell table:style-name="ce8" office:value-type="percentage" office:value="0.0125" calcext:value-type="percentage">
            <text:p>1.3%</text:p>
          </table:table-cell>
          <table:table-cell table:style-name="ce38" table:formula="of:=['Hour Breakdown'.B27]/['Fee Breakdown'.C4]" office:value-type="percentage" office:value="0.166666666666667" calcext:value-type="percentage">
            <text:p>17%</text:p>
          </table:table-cell>
          <table:table-cell table:style-name="ce39" table:formula="of:=['Hour Breakdown'.C27]*['Fee Breakdown'.C$5]" office:value-type="currency" office:currency="USD" office:value="5250" calcext:value-type="currency">
            <text:p>$5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vil</text:p>
          </table:table-cell>
          <table:table-cell table:style-name="ce8" office:value-type="percentage" office:value="0.0125" calcext:value-type="percentage">
            <text:p>1.3%</text:p>
          </table:table-cell>
          <table:table-cell table:style-name="ce38" table:formula="of:=['Hour Breakdown'.B28]/['Fee Breakdown'.C4]" office:value-type="percentage" office:value="0.166666666666667" calcext:value-type="percentage">
            <text:p>17%</text:p>
          </table:table-cell>
          <table:table-cell table:style-name="ce39" table:formula="of:=['Hour Breakdown'.C28]*['Fee Breakdown'.C$5]" office:value-type="currency" office:currency="USD" office:value="5250" calcext:value-type="currency">
            <text:p>$5,250.00</text:p>
          </table:table-cell>
          <table:table-cell table:number-columns-repeated="6"/>
        </table:table-row>
        <table:table-row table:style-name="ro1">
          <table:table-cell/>
          <table:table-cell table:style-name="ce37" table:formula="of:=SUM(['Hour Breakdown'.B26:.B28])" office:value-type="percentage" office:value="0.075" calcext:value-type="percentage">
            <text:p>7.50%</text:p>
          </table:table-cell>
          <table:table-cell table:style-name="ce37" table:formula="of:=SUM(['Hour Breakdown'.C26:.C28])" office:value-type="percentage" office:value="1" calcext:value-type="percentage">
            <text:p>100.00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16:06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10-27T16:29:20.738000000</dc:date>
    <meta:editing-duration>PT5H44M10S</meta:editing-duration>
    <meta:editing-cycles>28</meta:editing-cycles>
    <meta:generator>LibreOffice/5.0.6.3$Windows_x86 LibreOffice_project/490fc03b25318460cfc54456516ea2519c11d1aa</meta:generator>
    <meta:document-statistic meta:table-count="2" meta:cell-count="136" meta:object-count="0"/>
  </office:meta>
</office:document-meta>
</file>